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a3fd"/>
    </style:style>
    <style:style style:name="P2" style:family="paragraph" style:parent-style-name="Standard" style:list-style-name="L1">
      <style:text-properties officeooo:rsid="0004a3fd" officeooo:paragraph-rsid="0004a3fd"/>
    </style:style>
    <style:style style:name="P3" style:family="paragraph" style:parent-style-name="Heading_20_1">
      <style:text-properties officeooo:rsid="0004a3fd" officeooo:paragraph-rsid="0004a3fd"/>
    </style:style>
    <style:style style:name="P4" style:family="paragraph" style:parent-style-name="Heading_20_2">
      <style:text-properties officeooo:rsid="0004a3fd" officeooo:paragraph-rsid="0004a3fd"/>
    </style:style>
    <style:style style:name="T1" style:family="text">
      <style:text-properties officeooo:rsid="0004a3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Zend Framework</text:h>
      <text:h text:style-name="P4" text:outline-level="2">Packages, die wir brauchen können</text:h>
      <text:list xml:id="list3609334212304714481" text:style-name="L1">
        <text:list-item>
          <text:p text:style-name="P1">Zend-db <text:a xlink:type="simple" xlink:href="https://github.com/zendframework/zend-db" text:style-name="Internet_20_link" text:visited-style-name="Visited_20_Internet_20_Link"><text:span text:style-name="T1">https://github.com/zendframework/zend-db</text:span></text:a></text:p>
          <text:list>
            <text:list-item>
              <text:p text:style-name="P2">Abstraktion für Datenbanknutzung</text:p>
            </text:list-item>
            <text:list-item>
              <text:p text:style-name="P2"><text:a xlink:type="simple" xlink:href="https://docs.zendframework.com/tutorials/db-adapter/" text:style-name="Internet_20_link" text:visited-style-name="Visited_20_Internet_20_Link">https://docs.zendframework.com/tutorials/db-adapter/</text:a></text:p>
            </text:list-item>
          </text:list>
        </text:list-item>
        <text:list-item>
          <text:p text:style-name="P1">zend-authentication <text:a xlink:type="simple" xlink:href="https://github.com/zendframework/zend-authentication" text:style-name="Internet_20_link" text:visited-style-name="Visited_20_Internet_20_Link"><text:span text:style-name="T1">https://github.com/zendframework/zend-authentication</text:span></text:a></text:p>
          <text:list>
            <text:list-item>
              <text:p text:style-name="P2">Benutzer authentifizier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2:50:28.980000000</meta:creation-date>
    <dc:date>2016-11-11T22:58:53.490000000</dc:date>
    <meta:editing-duration>PT8M24S</meta:editing-duration>
    <meta:editing-cycles>1</meta:editing-cycles>
    <meta:document-statistic meta:table-count="0" meta:image-count="0" meta:object-count="0" meta:page-count="1" meta:paragraph-count="7" meta:word-count="22" meta:character-count="281" meta:non-whitespace-character-count="271"/>
    <meta:generator>LibreOffice/5.1.6.2$Windows_x86 LibreOffice_project/07ac168c60a517dba0f0d7bc7540f5afa45f0909</meta:generator>
  </office:meta>
</office:document-meta>
</file>